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2.096cm" style:rel-column-width="8077*"/>
    </style:style>
    <style:style style:name="Tableau2.B" style:family="table-column">
      <style:table-column-properties style:column-width="0.706cm" style:rel-column-width="2719*"/>
    </style:style>
    <style:style style:name="Tableau2.C" style:family="table-column">
      <style:table-column-properties style:column-width="4.262cm" style:rel-column-width="16427*"/>
    </style:style>
    <style:style style:name="Tableau2.D" style:family="table-column">
      <style:table-column-properties style:column-width="0.545cm" style:rel-column-width="2101*"/>
    </style:style>
    <style:style style:name="Tableau2.E" style:family="table-column">
      <style:table-column-properties style:column-width="1.94cm" style:rel-column-width="7479*"/>
    </style:style>
    <style:style style:name="Tableau2.F" style:family="table-column">
      <style:table-column-properties style:column-width="4.967cm" style:rel-column-width="19147*"/>
    </style:style>
    <style:style style:name="Tableau2.G" style:family="table-column">
      <style:table-column-properties style:column-width="2.487cm" style:rel-column-width="958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b54b"/>
    </style:style>
    <style:style style:name="P2" style:family="paragraph" style:parent-style-name="Text_20_body">
      <style:paragraph-properties fo:text-align="justify" style:justify-single-word="false"/>
      <style:text-properties style:font-name="Verdana" fo:font-size="10pt" fo:language="fr" fo:country="FR" fo:font-weight="bold" officeooo:rsid="004e29ec" officeooo:paragraph-rsid="0013b54b" style:font-size-asian="10pt" style:font-size-complex="10pt"/>
    </style:style>
    <style:style style:name="P3" style:family="paragraph" style:parent-style-name="Text_20_body">
      <style:text-properties style:font-name="Verdana" fo:font-size="10pt" fo:language="fr" fo:country="FR" officeooo:paragraph-rsid="0013b54b" style:font-size-asian="10pt" style:font-size-complex="10pt"/>
    </style:style>
    <style:style style:name="P4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5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4da5d2" officeooo:paragraph-rsid="0013b54b" style:font-size-asian="10pt" style:font-style-asian="normal" style:font-size-complex="10pt" style:font-style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Verdana" fo:font-size="10pt" fo:language="fr" fo:country="FR" fo:font-weight="normal" officeooo:rsid="0015b819" officeooo:paragraph-rsid="0015b819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5385a" officeooo:paragraph-rsid="0015385a" style:font-size-asian="10pt" style:font-size-complex="10pt"/>
    </style:style>
    <style:style style:name="P16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5385a" officeooo:paragraph-rsid="0015385a" style:font-size-asian="10pt" style:font-size-complex="10pt"/>
    </style:style>
    <style:style style:name="P1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officeooo:rsid="0015385a" officeooo:paragraph-rsid="0015385a" style:font-size-asian="10pt" style:font-size-complex="10pt"/>
    </style:style>
    <style:style style:name="P18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style="italic" fo:font-weight="bold" officeooo:rsid="0015385a" officeooo:paragraph-rsid="0015385a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5385a" officeooo:paragraph-rsid="0015385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5385a" officeooo:paragraph-rsid="001a469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5385a" officeooo:paragraph-rsid="001a7e58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5b819" officeooo:paragraph-rsid="0015b819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7ac53" officeooo:paragraph-rsid="0017ac5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7ac53" officeooo:paragraph-rsid="001a4696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a7e58" officeooo:paragraph-rsid="001a7e5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5b819" officeooo:paragraph-rsid="0015b819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7ac53" officeooo:paragraph-rsid="0017ac5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7ac53" officeooo:paragraph-rsid="001a469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7ac53" officeooo:paragraph-rsid="001a7e58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7ac53" officeooo:paragraph-rsid="001a7e58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a7e58" officeooo:paragraph-rsid="001a7e58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weight="bold" officeooo:rsid="004e29ec"/>
    </style:style>
    <style:style style:name="T4" style:family="text">
      <style:text-properties officeooo:rsid="0015b819"/>
    </style:style>
    <style:style style:name="T5" style:family="text">
      <style:text-properties officeooo:rsid="00197c2b"/>
    </style:style>
    <style:style style:name="T6" style:family="text">
      <style:text-properties officeooo:rsid="001a4696"/>
    </style:style>
    <style:style style:name="T7" style:family="text">
      <style:text-properties officeooo:rsid="001a7e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4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Nature : </text:p>
          </table:table-cell>
          <table:covered-table-cell/>
          <table:table-cell table:style-name="Tableau2.A2" office:value-type="string">
            <text:p text:style-name="P16">Fonctionnel</text:p>
          </table:table-cell>
          <table:table-cell table:style-name="Tableau2.A2" table:number-columns-spanned="3" office:value-type="string">
            <text:p text:style-name="P7">Référence : </text:p>
          </table:table-cell>
          <table:covered-table-cell/>
          <table:covered-table-cell/>
          <table:table-cell table:style-name="Tableau2.G2" office:value-type="string">
            <text:p text:style-name="P16">F2</text:p>
          </table:table-cell>
        </table:table-row>
        <table:table-row>
          <table:table-cell table:style-name="Tableau2.A2" table:number-columns-spanned="2" office:value-type="string">
            <text:p text:style-name="P7">Module : </text:p>
          </table:table-cell>
          <table:covered-table-cell/>
          <table:table-cell table:style-name="Tableau2.G2" table:number-columns-spanned="5" office:value-type="string">
            <text:p text:style-name="P18">TestGestionStoc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Objectif :</text:p>
          </table:table-cell>
          <table:covered-table-cell/>
          <table:table-cell table:style-name="Tableau2.G2" table:number-columns-spanned="5" office:value-type="string">
            <text:p text:style-name="P17">Vérifier la gestion des rouleaux en mémoi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6"><text:span text:style-name="T1">Condition du tes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3"><text:span text:style-name="T3">État</text:span><text:span text:style-name="T2"> initial du module</text:span> 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13"><text:span text:style-name="T2">Environnement du test</text:span> 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">Ordinateur</text:p>
            <text:p text:style-name="P3"><text:span text:style-name="T2">Programme</text:span> </text:p>
          </table:table-cell>
          <table:covered-table-cell/>
          <table:table-cell table:style-name="Tableau2.A2" table:number-columns-spanned="3" office:value-type="string">
            <text:p text:style-name="P15">Sous Windows ou Linux</text:p>
          </table:table-cell>
          <table:covered-table-cell/>
          <table:covered-table-cell/>
          <table:table-cell table:style-name="Tableau2.G2" table:number-columns-spanned="2" office:value-type="string">
            <text:p text:style-name="P15">Ordinateur avec QT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5">Conditions initiale<text:span text:style-name="T4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list xml:id="list1238064319" text:style-name="L1">
              <text:list-header>
                <text:p text:style-name="P14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2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2">Lancement de l’application en mode exécution normal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Repère</text:p>
          </table:table-cell>
          <table:table-cell table:style-name="Tableau2.A2" table:number-columns-spanned="3" office:value-type="string">
            <text:p text:style-name="P8">Opérations</text:p>
          </table:table-cell>
          <table:covered-table-cell/>
          <table:covered-table-cell/>
          <table:table-cell table:style-name="Tableau2.G2" table:number-columns-spanned="3" office:value-type="string">
            <text:p text:style-name="P8">Résultats attendus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1</text:p>
          </table:table-cell>
          <table:table-cell table:style-name="Tableau2.A13" table:number-columns-spanned="3" office:value-type="string">
            <text:p text:style-name="P22">Saisir référence « a »</text:p>
            <text:p text:style-name="P22">Saisir diamètre « 100 »</text:p>
            <text:p text:style-name="P22">Appuyer sur nouveau</text:p>
          </table:table-cell>
          <table:covered-table-cell/>
          <table:covered-table-cell/>
          <table:table-cell table:style-name="Tableau2.E13" table:number-columns-spanned="3" office:value-type="string">
            <text:p text:style-name="P26">Rouleaux en stock contient : a -100</text:p>
            <text:p text:style-name="P26">rouleaux retenus : vide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2</text:p>
          </table:table-cell>
          <table:table-cell table:style-name="Tableau2.A13" table:number-columns-spanned="3" office:value-type="string">
            <text:p text:style-name="P23">Répéter l’opération 1 à 5 fois</text:p>
          </table:table-cell>
          <table:covered-table-cell/>
          <table:covered-table-cell/>
          <table:table-cell table:style-name="Tableau2.E13" table:number-columns-spanned="3" office:value-type="string">
            <text:p text:style-name="P27">Rouleaux en stock contient : a-100</text:p>
            <text:p text:style-name="P27"><text:s text:c="46"/>a-100</text:p>
            <text:p text:style-name="P27"><text:s text:c="46"/>a-100</text:p>
            <text:p text:style-name="P27"><text:s text:c="46"/>a-100</text:p>
            <text:p text:style-name="P27"><text:s text:c="46"/>a-100 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3</text:p>
          </table:table-cell>
          <table:table-cell table:style-name="Tableau2.A13" table:number-columns-spanned="3" office:value-type="string">
            <text:p text:style-name="P23">Saisir référence « b »</text:p>
            <text:p text:style-name="P23">Saisir diamètre « 200 »</text:p>
            <text:p text:style-name="P23">Appuyer sur nouveau</text:p>
          </table:table-cell>
          <table:covered-table-cell/>
          <table:covered-table-cell/>
          <table:table-cell table:style-name="Tableau2.E13" table:number-columns-spanned="3" office:value-type="string">
            <text:p text:style-name="P27">Rouleaux en stock contient : a-100</text:p>
            <text:p text:style-name="P27"><text:s text:c="46"/>a-100</text:p>
            <text:p text:style-name="P27"><text:s text:c="46"/>a-100</text:p>
            <text:p text:style-name="P27"><text:s text:c="46"/>a-100</text:p>
            <text:p text:style-name="P27"><text:s text:c="46"/>a-100</text:p>
            <text:p text:style-name="P27"><text:s text:c="46"/>a-100</text:p>
            <text:p text:style-name="P27"><text:s text:c="46"/>b-200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4</text:p>
          </table:table-cell>
          <table:table-cell table:style-name="Tableau2.A13" table:number-columns-spanned="3" office:value-type="string">
            <text:p text:style-name="P23"/>
            <text:p text:style-name="P19">A<text:span text:style-name="T4">ppuyer sur retrait</text:span></text:p>
          </table:table-cell>
          <table:covered-table-cell/>
          <table:covered-table-cell/>
          <table:table-cell table:style-name="Tableau2.E13" table:number-columns-spanned="3" office:value-type="string">
            <text:p text:style-name="P29">Rouleaux en stock contient : a-100</text:p>
            <text:p text:style-name="P29"><text:s text:c="45"/>a-100</text:p>
            <text:p text:style-name="P29"><text:s text:c="45"/>a-100</text:p>
            <text:p text:style-name="P29"><text:s text:c="45"/>a-100</text:p>
            <text:p text:style-name="P29"><text:s text:c="45"/>a-100</text:p>
            <text:p text:style-name="P29"><text:s text:c="45"/>a-100</text:p>
            <text:p text:style-name="P29"><text:tab/><text:tab/><text:tab/><text:tab/>b-200</text:p>
            <text:p text:style-name="P27"/>
            <text:p text:style-name="P28">Rouleaux <text:span text:style-name="T6">retenus </text:span>contient : a-100</text:p>
            <text:p text:style-name="P28"><text:s text:c="45"/>a-100</text:p>
            <text:p text:style-name="P28"><text:s text:c="45"/>a-100</text:p>
            <text:p text:style-name="P28"><text:s text:c="45"/>a-100</text:p>
            <text:p text:style-name="P28"><text:s text:c="45"/>a-100</text:p>
            <text:p text:style-name="P28"><text:s text:c="45"/>a-100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5</text:p>
          </table:table-cell>
          <table:table-cell table:style-name="Tableau2.A13" table:number-columns-spanned="3" office:value-type="string">
            <text:p text:style-name="P24"/>
            <text:p text:style-name="P20">A<text:span text:style-name="T4">ppuyer sur suppression</text:span></text:p>
          </table:table-cell>
          <table:covered-table-cell/>
          <table:covered-table-cell/>
          <table:table-cell table:style-name="Tableau2.E13" table:number-columns-spanned="3" office:value-type="string">
            <text:p text:style-name="P29">Rouleaux en stock contient : b-200</text:p>
            <text:p text:style-name="P29">Rouleaux <text:span text:style-name="T6">retenus est vide</text:span>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6</text:p>
          </table:table-cell>
          <table:table-cell table:style-name="Tableau2.A13" table:number-columns-spanned="3" office:value-type="string">
            <text:p text:style-name="P21">A<text:span text:style-name="T4">ppuyer sur retrait</text:span></text:p>
          </table:table-cell>
          <table:covered-table-cell/>
          <table:covered-table-cell/>
          <table:table-cell table:style-name="Tableau2.E13" table:number-columns-spanned="3" office:value-type="string">
            <text:p text:style-name="P29">Rouleaux en stock contient : b-200</text:p>
            <text:p text:style-name="P29">Rouleaux <text:span text:style-name="T6">retenus </text:span>contient : b-200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7</text:p>
          </table:table-cell>
          <table:table-cell table:style-name="Tableau2.A13" table:number-columns-spanned="3" office:value-type="string">
            <text:p text:style-name="P25">Appuyer sur suppression</text:p>
          </table:table-cell>
          <table:covered-table-cell/>
          <table:covered-table-cell/>
          <table:table-cell table:style-name="Tableau2.E13" table:number-columns-spanned="3" office:value-type="string">
            <text:p text:style-name="P29">Rouleaux en stock <text:span text:style-name="T7">est vide </text:span></text:p>
            <text:p text:style-name="P31"><text:soft-page-break/>Rouleaux retenus est vide</text:p>
            <text:p text:style-name="P29"/>
            <text:p text:style-name="P29"/>
            <text:p text:style-name="P30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/>
          </table:table-cell>
          <table:table-cell table:style-name="Tableau2.A13" table:number-columns-spanned="3" office:value-type="string">
            <text:p text:style-name="P10"/>
          </table:table-cell>
          <table:covered-table-cell/>
          <table:covered-table-cell/>
          <table:table-cell table:style-name="Tableau2.E13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8-11-05T14:11:06.145598634</meta:creation-date>
    <dc:date>2018-11-05T15:55:40.231623813</dc:date>
    <meta:editing-duration>PT39M45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2" meta:paragraph-count="74" meta:word-count="193" meta:character-count="2013" meta:non-whitespace-character-count="970"/>
  </office:meta>
</office:document-meta>
</file>